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copedObjectTests.testCtorWithNullBea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copedObjectTests.testCtorWithNullTarget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copedObjectTests.testCtorWithEmptyTarget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copedObjectTests.testCtorWithJustWhitespacedTarget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copedObjectTests.testBadTargetBeanName( final String badTarget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